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070c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324557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Standard">
      <style:paragraph-properties fo:text-align="start" style:justify-single-word="false"/>
      <style:text-properties officeooo:paragraph-rsid="0054e31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bf317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532f8f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4a4a6b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532f8f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4a4a6b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54176d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4af624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4c821d"/>
    </style:style>
    <style:style style:name="P15" style:family="paragraph" style:parent-style-name="Standard">
      <style:paragraph-properties fo:text-align="start" style:justify-single-word="false"/>
      <style:text-properties officeooo:paragraph-rsid="00557cb9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070cc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32f8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4af62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4af62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32f8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32f8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a4a6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a4a6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4e31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4e31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3923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4e31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7cb9" officeooo:paragraph-rsid="00557cb9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4e8542" officeooo:paragraph-rsid="00532f8f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5062e3" officeooo:paragraph-rsid="00532f8f"/>
    </style:style>
    <style:style style:name="P3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32f8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55e24e" officeooo:paragraph-rsid="0054176d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54e31e" officeooo:paragraph-rsid="0054e31e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d0cb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83b36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94da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2e1c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4176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57cb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2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4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4" style:family="text">
      <style:text-properties style:font-name="DejaVu Sans Condensed" fo:font-size="12pt" fo:font-weight="normal" officeooo:rsid="00557cb9" style:font-size-asian="12pt" style:font-weight-asian="normal" style:font-size-complex="12pt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4e89f3" style:font-weight-asian="bold" style:font-weight-complex="bold"/>
    </style:style>
    <style:style style:name="T47" style:family="text">
      <style:text-properties fo:font-weight="bold" officeooo:rsid="00517b07" style:font-weight-asian="bold" style:font-weight-complex="bold"/>
    </style:style>
    <style:style style:name="T48" style:family="text">
      <style:text-properties fo:font-weight="bold" officeooo:rsid="00324557" style:font-weight-asian="bold" style:font-weight-complex="bold"/>
    </style:style>
    <style:style style:name="T49" style:family="text">
      <style:text-properties fo:font-weight="bold" officeooo:rsid="00532f8f" style:font-weight-asian="bold" style:font-weight-complex="bold"/>
    </style:style>
    <style:style style:name="T50" style:family="text">
      <style:text-properties officeooo:rsid="004e89f3"/>
    </style:style>
    <style:style style:name="T51" style:family="text">
      <style:text-properties officeooo:rsid="00324557"/>
    </style:style>
    <style:style style:name="T52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officeooo:rsid="00517b07"/>
    </style:style>
    <style:style style:name="T57" style:family="text">
      <style:text-properties officeooo:rsid="005062e3"/>
    </style:style>
    <style:style style:name="T58" style:family="text">
      <style:text-properties officeooo:rsid="00532f8f"/>
    </style:style>
    <style:style style:name="T59" style:family="text">
      <style:text-properties officeooo:rsid="0054176d"/>
    </style:style>
    <style:style style:name="T60" style:family="text">
      <style:text-properties officeooo:rsid="00557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5</text:span><text:span text:style-name="T11">06</text:span><text:span text:style-name="T4"> - </text:span><text:span text:style-name="T2">A/G</text:span><text:span text:style-name="T3"> - </text:span><text:span text:style-name="T8">AGM-65 </text:span><text:span text:style-name="T5">Maverick</text:span></text:p>
      <text:p text:style-name="P2"/>
      <text:p text:style-name="P3">Fence in (switches on lower left instrument panel):</text:p>
      <text:list xml:id="list1713905976" text:style-name="L1">
        <text:list-item>
          <text:p text:style-name="P7"><text:span text:style-name="T2">M</text:span><text:span text:style-name="T12">ASTER ARM</text:span><text:span text:style-name="T41"> ... </text:span><text:span text:style-name="T12">ARM</text:span></text:p>
        </text:list-item>
        <text:list-item>
          <text:p text:style-name="P16">GUN PAC ... ARM</text:p>
        </text:list-item>
        <text:list-item>
          <text:p text:style-name="P16">LASER ... ARM</text:p>
        </text:list-item>
        <text:list-item>
          <text:p text:style-name="P16">TGP ... ARM</text:p>
        </text:list-item>
      </text:list>
      <text:p text:style-name="P1"/>
      <text:p text:style-name="P29"><text:span text:style-name="T45">AGM-65D</text:span> - IR, small warhead</text:p>
      <text:p text:style-name="P29"><text:span text:style-name="T45">AGM-65G</text:span> - IR, large warhead</text:p>
      <text:p text:style-name="P29"><text:span text:style-name="T45">AGM-65H</text:span> - EO, small warhead</text:p>
      <text:p text:style-name="P15"><text:span text:style-name="T17">AGM-65K</text:span><text:span text:style-name="T44"> - EO, large warhead</text:span></text:p>
      <text:p text:style-name="P1"/>
      <text:p text:style-name="P6"><text:span text:style-name="T9">AGM-65</text:span><text:span text:style-name="T16"> </text:span><text:span text:style-name="T6">Mavericks </text:span><text:span text:style-name="T9">(</text:span><text:span text:style-name="T16">EO or </text:span><text:span text:style-name="T9">IR guided)</text:span><text:span text:style-name="T6"> -- </text:span><text:span text:style-name="T7">WIP</text:span></text:p>
      <text:p text:style-name="P4"><text:span text:style-name="T37">U</text:span><text:span text:style-name="T38">sing Maverick seeker for targeting:</text:span></text:p>
      <text:list xml:id="list3960466015" text:style-name="L2">
        <text:list-item>
          <text:p text:style-name="P30"><text:span text:style-name="T19">(</text:span><text:span text:style-name="T18">Optional, for decluttering) Put HUD in CCIP mode with </text:span><text:span text:style-name="T28">Master Mode Control Button</text:span><text:span text:style-name="T18"> (</text:span><text:span text:style-name="T28">Lower Gray Button</text:span><text:span text:style-name="T18">). <text:s/>This gives you the small gun cross instead of the large pipper.</text:span></text:p>
        </text:list-item>
        <text:list-item>
          <text:p text:style-name="P31"><text:span text:style-name="T53">S</text:span><text:span text:style-name="T52">elect Mavericks in DSMS:</text:span></text:p>
          <text:list>
            <text:list-item>
              <text:p text:style-name="P8"><text:span text:style-name="T53">On </text:span><text:span text:style-name="T54">left</text:span><text:span text:style-name="T55"> MFD</text:span><text:span text:style-name="T53">, press </text:span><text:span text:style-name="T55">DSMS</text:span><text:span text:style-name="T53"> OSB.</text:span></text:p>
            </text:list-item>
            <text:list-item>
              <text:p text:style-name="P32"><text:span text:style-name="T51">Press </text:span><text:span text:style-name="T47">3 and 9 </text:span><text:span text:style-name="T48">OSB</text:span><text:span text:style-name="T47">s</text:span><text:span text:style-name="T51"> </text:span><text:span text:style-name="T56">(</text:span><text:span text:style-name="T51">next to Maverick pylon</text:span><text:span text:style-name="T57">s</text:span><text:span text:style-name="T56">)</text:span><text:span text:style-name="T51"> to select</text:span><text:span text:style-name="T57">/highlight them.</text:span></text:p>
            </text:list-item>
          </text:list>
        </text:list-item>
        <text:list-item>
          <text:p text:style-name="P8"><text:span text:style-name="T19">On </text:span><text:span text:style-name="T32">left</text:span><text:span text:style-name="T30"> MFD</text:span><text:span text:style-name="T19">, </text:span><text:span text:style-name="T25">go to </text:span><text:span text:style-name="T32">MAV</text:span><text:span text:style-name="T25"> page with </text:span><text:span text:style-name="T32">Coolie Hat left</text:span><text:span text:style-name="T25"> (</text:span><text:span text:style-name="T32">Dish Hat left</text:span><text:span text:style-name="T25">) or </text:span><text:span text:style-name="T20">press </text:span><text:span text:style-name="T29">MAV</text:span><text:span text:style-name="T20"> OSB</text:span><text:span text:style-name="T25">.</text:span></text:p>
        </text:list-item>
        <text:list-item>
          <text:p text:style-name="P30"><text:span text:style-name="T18">If MFD says </text:span><text:span text:style-name="T28">OFF</text:span><text:span text:style-name="T18"> at the top</text:span><text:span text:style-name="T26"> right</text:span><text:span text:style-name="T18">, turn on Mavericks:</text:span></text:p>
          <text:list>
            <text:list-item>
              <text:p text:style-name="P8"><text:span text:style-name="T20">Press </text:span><text:span text:style-name="T29">EO OFF</text:span><text:span text:style-name="T20"> OSB to change to </text:span><text:span text:style-name="T32">EO </text:span><text:span text:style-name="T29">ON</text:span><text:span text:style-name="T19">. <text:s/></text:span><text:span text:style-name="T20">Missiles</text:span><text:span text:style-name="T19"> take </text:span><text:span text:style-name="T30">3 minutes</text:span><text:span text:style-name="T19"> to cool down.</text:span><text:span text:style-name="T25"> <text:s/>MFD says </text:span><text:span text:style-name="T32">ALIGN</text:span><text:span text:style-name="T25">.</text:span></text:p>
            </text:list-item>
            <text:list-item>
              <text:p text:style-name="P8"><text:span text:style-name="T19">W</text:span><text:span text:style-name="T20">hen</text:span><text:span text:style-name="T26"> missiles are ready, </text:span><text:span text:style-name="T29">ALIGN</text:span><text:span text:style-name="T20"> message </text:span><text:span text:style-name="T26">is replaced with Maverick video feed </text:span><text:span text:style-name="T20">and HUD goes from </text:span><text:span text:style-name="T29">ALN</text:span><text:span text:style-name="T20"> to </text:span><text:span text:style-name="T29">RDY</text:span><text:span text:style-name="T26">.</text:span></text:p>
            </text:list-item>
          </text:list>
        </text:list-item>
        <text:list-item>
          <text:p text:style-name="P9"><text:span text:style-name="T20">Press </text:span><text:span text:style-name="T29">Coolie Hat </text:span><text:span text:style-name="T31">left </text:span><text:span text:style-name="T29">long</text:span><text:span text:style-name="T20"> (</text:span><text:span text:style-name="T29">Dish Hat </text:span><text:span text:style-name="T31">left </text:span><text:span text:style-name="T29">long</text:span><text:span text:style-name="T20">) to set </text:span><text:span text:style-name="T29">SOI</text:span><text:span text:style-name="T20"> to </text:span><text:span text:style-name="T31">left</text:span><text:span text:style-name="T29"> MFD</text:span><text:span text:style-name="T20"> (the one with the MAV page).</text:span><text:span text:style-name="T23"> <text:s/></text:span><text:span text:style-name="T31">Maverick controls</text:span><text:span text:style-name="T23">:</text:span></text:p>
        </text:list-item>
      </text:list>
      <text:list xml:id="list4119160289" text:style-name="L3">
        <text:list-item>
          <text:list>
            <text:list-item>
              <text:p text:style-name="P17"><text:span text:style-name="T46">T</text:span><text:span text:style-name="T45">oggle Wide/Narrow FOV</text:span> <text:span text:style-name="T50">... </text:span><text:span text:style-name="T45">China Hat forward short</text:span> (<text:span text:style-name="T45">Forward Thumb Button press short</text:span>)</text:p>
            </text:list-item>
            <text:list-item>
              <text:p text:style-name="P20"><text:span text:style-name="T45">Lock target manually</text:span>... <text:span text:style-name="T45">TMS forward short</text:span> (<text:span text:style-name="T45">Gray Reset Hat forward short</text:span>)</text:p>
            </text:list-item>
            <text:list-item>
              <text:p text:style-name="P21"><text:span text:style-name="T46">Ground lock seeker</text:span><text:span text:style-name="T50"> ... </text:span><text:span text:style-name="T45">TMS aft short</text:span> (<text:span text:style-name="T45">Gray Reset Hat back short</text:span><text:span text:style-name="T50">)</text:span></text:p>
            </text:list-item>
            <text:list-item>
              <text:p text:style-name="P10"><text:span text:style-name="T31">Unlock/return to boresight</text:span><text:span text:style-name="T23"> ... </text:span><text:span text:style-name="T31">China Hat back short</text:span><text:span text:style-name="T23"> (</text:span><text:span text:style-name="T31">Rear Thumb Button press short</text:span><text:span text:style-name="T23">)</text:span></text:p>
            </text:list-item>
            <text:list-item>
              <text:p text:style-name="P21"><text:span text:style-name="T46">Set Maverick target as SPI</text:span><text:span text:style-name="T50"> ... </text:span><text:span text:style-name="T45">TMS forward long</text:span> (<text:span text:style-name="T45">Gray Reset Hat forward long</text:span>)</text:p>
            </text:list-item>
            <text:list-item>
              <text:p text:style-name="P18"><text:span text:style-name="T46">Symbology color</text:span><text:span text:style-name="T50"> ... </text:span><text:span text:style-name="T45">Boat Switch </text:span><text:span text:style-name="T49">up/down/press</text:span><text:span text:style-name="T58"> </text:span>(<text:span text:style-name="T45">Pinky Switch up/down/press</text:span><text:span text:style-name="T58">) for black/white/auto</text:span>.</text:p>
            </text:list-item>
          </text:list>
        </text:list-item>
      </text:list>
      <text:list xml:id="list214615710566287" text:continue-list="list3960466015" text:style-name="L2">
        <text:list-item>
          <text:p text:style-name="P22"><text:span text:style-name="T46">Seeker reticle</text:span><text:span text:style-name="T50"> shows on </text:span><text:span text:style-name="T46">HUD</text:span><text:span text:style-name="T50">. <text:s/></text:span>Slew onto target with <text:span text:style-name="T45">TDC </text:span><text:span text:style-name="T46">M</text:span><text:span text:style-name="T45">inistick</text:span>. <text:s/>It will automatically lock any target inside the tracking gate when it stops slewing.</text:p>
        </text:list-item>
        <text:list-item>
          <text:p text:style-name="P26">DLZ range indicator is on the lower left of the Maverick MFD.</text:p>
        </text:list-item>
        <text:list-item>
          <text:p text:style-name="P22">When you have lock<text:span text:style-name="T50"> (reticle on MFD is "buzzing")</text:span> and are in range, press <text:span text:style-name="T45">Red Button</text:span> to fire.</text:p>
        </text:list-item>
      </text:list>
      <text:list xml:id="list1494095472" text:style-name="L4">
        <text:list-item>
          <text:list>
            <text:list-item>
              <text:p text:style-name="P23">NOTE Flaps must be up to fire.</text:p>
            </text:list-item>
          </text:list>
        </text:list-item>
      </text:list>
      <text:p text:style-name="P4"><text:span text:style-name="T37">U</text:span><text:span text:style-name="T38">sing TPOD</text:span><text:span text:style-name="T39"> for targeting:</text:span></text:p>
      <text:list xml:id="list3528494542" text:style-name="L5">
        <text:list-item>
          <text:p text:style-name="P11"><text:span text:style-name="T19">F</text:span><text:span text:style-name="T20">ollow </text:span><text:span text:style-name="T29">steps 1-</text:span><text:span text:style-name="T33">4</text:span><text:span text:style-name="T29"> above</text:span><text:span text:style-name="T20"> to select and arm missile</text:span><text:span text:style-name="T24">s</text:span><text:span text:style-name="T20">.</text:span></text:p>
        </text:list-item>
        <text:list-item>
          <text:p text:style-name="P11"><text:span text:style-name="T20">On </text:span><text:span text:style-name="T31">right</text:span><text:span text:style-name="T29"> MFD</text:span><text:span text:style-name="T20">, press </text:span><text:span text:style-name="T29">TGP OSB</text:span><text:span text:style-name="T20">, then press </text:span><text:span text:style-name="T29">A-G</text:span><text:span text:style-name="T20"> OSB to select air-to-ground mode.</text:span></text:p>
        </text:list-item>
        <text:list-item>
          <text:p text:style-name="P11"><text:span text:style-name="T20">Press </text:span><text:span text:style-name="T29">Coolie Hat </text:span><text:span text:style-name="T31">right</text:span><text:span text:style-name="T29"> long</text:span><text:span text:style-name="T20"> (</text:span><text:span text:style-name="T29">Dish Hat </text:span><text:span text:style-name="T31">right</text:span><text:span text:style-name="T29"> long</text:span><text:span text:style-name="T20">) to set </text:span><text:span text:style-name="T34">SOI</text:span><text:span text:style-name="T21"> to MFD with </text:span><text:span text:style-name="T34">TGP</text:span><text:span text:style-name="T21">.</text:span></text:p>
        </text:list-item>
        <text:list-item>
          <text:p text:style-name="P19"><text:span text:style-name="T45">Designate target with TGP</text:span> (see TGP page<text:span text:style-name="T59"> for full steps</text:span>).</text:p>
          <text:list>
            <text:list-item>
              <text:p text:style-name="P33"><text:span text:style-name="T1">Slew</text:span><text:span text:style-name="T40"> ... </text:span><text:span text:style-name="T1">TDC Ministick</text:span></text:p>
            </text:list-item>
            <text:list-item>
              <text:p text:style-name="P33"><text:span text:style-name="T1">Zoom</text:span><text:span text:style-name="T40"> ... </text:span><text:span text:style-name="T1">DMS forward/aft</text:span><text:span text:style-name="T40"> (</text:span><text:span text:style-name="T1">Middle Finger Hat up/down</text:span><text:span text:style-name="T40">)</text:span></text:p>
            </text:list-item>
            <text:list-item>
              <text:p text:style-name="P33"><text:span text:style-name="T1">FOV </text:span><text:span text:style-name="T13">Wide/Narrow </text:span><text:span text:style-name="T1">toggle</text:span><text:span text:style-name="T40"> ... </text:span><text:span text:style-name="T1">China Hat forward short</text:span><text:span text:style-name="T40"> (</text:span><text:span text:style-name="T1">Front Thumb Button press short</text:span><text:span text:style-name="T40">)</text:span></text:p>
            </text:list-item>
            <text:list-item>
              <text:p text:style-name="P33"><text:span text:style-name="T15">Lock target, toggle </text:span><text:span text:style-name="T1">Point/Area track</text:span><text:span text:style-name="T42"> </text:span><text:span text:style-name="T40">... </text:span><text:span text:style-name="T1">TMS up short</text:span><text:span text:style-name="T40"> (</text:span><text:span text:style-name="T1">Gray Reset Hat forward short</text:span><text:span text:style-name="T40">)</text:span></text:p>
            </text:list-item>
            <text:list-item>
              <text:p text:style-name="P33"><text:span text:style-name="T1">Set SPI at crosshairs</text:span><text:span text:style-name="T40"> ... </text:span><text:span text:style-name="T1">TMS up long</text:span><text:span text:style-name="T40"> (</text:span><text:span text:style-name="T1">Gray Reset Hat forward long</text:span><text:span text:style-name="T40">)</text:span></text:p>
            </text:list-item>
            <text:list-item>
              <text:p text:style-name="P12"><text:span text:style-name="T14">Reset to boresight</text:span><text:span text:style-name="T43"> ... </text:span><text:span text:style-name="T14">China Hat aft short</text:span><text:span text:style-name="T43"> (</text:span><text:span text:style-name="T14">Rear Thumb Button press short</text:span><text:span text:style-name="T43">)</text:span></text:p>
            </text:list-item>
            <text:list-item>
              <text:p text:style-name="P12"><text:span text:style-name="T14">Reset to steerpoint</text:span><text:span text:style-name="T43"> ... </text:span><text:span text:style-name="T14">China Hat aft long</text:span><text:span text:style-name="T43"> (</text:span><text:span text:style-name="T14">Rear Thumb Button press long</text:span><text:span text:style-name="T43">)</text:span></text:p>
            </text:list-item>
            <text:list-item>
              <text:p text:style-name="P12"><text:span text:style-name="T14">Reset to SPI</text:span><text:span text:style-name="T43"> ... </text:span><text:span text:style-name="T14">China Hat forward long</text:span><text:span text:style-name="T43"> (</text:span><text:span text:style-name="T14">Front Thumb Button press long</text:span><text:span text:style-name="T43">)</text:span></text:p>
            </text:list-item>
            <text:list-item>
              <text:p text:style-name="P12"><text:span text:style-name="T34">FLIR/CCD mode</text:span><text:span text:style-name="T21"> ... </text:span><text:span text:style-name="T34">Boat Switch forward/aft</text:span><text:span text:style-name="T21"> (</text:span><text:span text:style-name="T34">Pinky Switch down/up</text:span><text:span text:style-name="T21">) for </text:span><text:span text:style-name="T34">FLIR BHOT/WHOT</text:span><text:span text:style-name="T21">, </text:span><text:span text:style-name="T34">Boat Switch center</text:span><text:span text:style-name="T21"> (</text:span><text:span text:style-name="T34">Pinky Switch press</text:span><text:span text:style-name="T21">) for </text:span><text:span text:style-name="T34">CCD</text:span><text:span text:style-name="T21"> (TV mode).</text:span></text:p>
            </text:list-item>
          </text:list>
        </text:list-item>
        <text:list-item>
          <text:p text:style-name="P34"><text:span text:style-name="T21">S</text:span><text:span text:style-name="T18">et the </text:span><text:span text:style-name="T28">SPI</text:span><text:span text:style-name="T18"> to the target with </text:span><text:span text:style-name="T28">TMS up long</text:span><text:span text:style-name="T18"> (</text:span><text:span text:style-name="T28">Gray Reset Hat forward long</text:span><text:span text:style-name="T18">).</text:span></text:p>
        </text:list-item>
        <text:list-item>
          <text:p text:style-name="P34"><text:span text:style-name="T28">Point all sensors</text:span><text:span text:style-name="T18"> (including the Maverick) at the </text:span><text:span text:style-name="T28">SPI</text:span><text:span text:style-name="T18"> with </text:span><text:span text:style-name="T28">China Hat forward long</text:span><text:span text:style-name="T18"> (</text:span><text:span text:style-name="T28">Front Thumb Button long</text:span><text:span text:style-name="T18">)</text:span></text:p>
        </text:list-item>
        <text:list-item>
          <text:p text:style-name="P13"><text:span text:style-name="T27">P</text:span><text:span text:style-name="T21">ress </text:span><text:span text:style-name="T34">Coolie Hat </text:span><text:span text:style-name="T35">left</text:span><text:span text:style-name="T34"> long</text:span><text:span text:style-name="T21"> (</text:span><text:span text:style-name="T34">Dish Hat </text:span><text:span text:style-name="T35">left</text:span><text:span text:style-name="T34"> long</text:span><text:span text:style-name="T21">) to set </text:span><text:span text:style-name="T34">SOI</text:span><text:span text:style-name="T21"> to </text:span><text:span text:style-name="T34">MAV</text:span><text:span text:style-name="T21"> MFD</text:span><text:span text:style-name="T27"> for final adjustments.</text:span></text:p>
        </text:list-item>
      </text:list>
      <text:list xml:id="list3824984036" text:style-name="L6">
        <text:list-item>
          <text:list>
            <text:list-item>
              <text:p text:style-name="P14"><text:span text:style-name="T22">It probably won't be able to lock yet at long range. <text:s/>When you get closer, press </text:span><text:span text:style-name="T34">TMS </text:span><text:span text:style-name="T36">up</text:span><text:span text:style-name="T34"> short</text:span><text:span text:style-name="T21"> (</text:span><text:span text:style-name="T34">Gray Reset Hat forward short</text:span><text:span text:style-name="T21">)</text:span><text:span text:style-name="T22"> to try to lock the target.</text:span></text:p>
            </text:list-item>
          </text:list>
        </text:list-item>
      </text:list>
      <text:list xml:id="list214616371272580" text:continue-list="list3528494542" text:style-name="L5">
        <text:list-item>
          <text:p text:style-name="P27">DLZ range indicator is on the lower left of the Maverick MFD.</text:p>
        </text:list-item>
        <text:list-item>
          <text:p text:style-name="P24">When you have lock<text:span text:style-name="T50"> (reticle on MFD is "buzzing")</text:span> and are in range, press <text:span text:style-name="T45">Red Button</text:span> to fire.</text:p>
        </text:list-item>
      </text:list>
      <text:list xml:id="list394710021" text:style-name="L7">
        <text:list-item>
          <text:list>
            <text:list-item>
              <text:p text:style-name="P25">NOTE Flaps must be up to fire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7T21:46:14.513000000</dc:date>
    <meta:editing-duration>P1DT11H38M24S</meta:editing-duration>
    <meta:editing-cycles>6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664" meta:character-count="3506" meta:non-whitespace-character-count="2930"/>
  </office:meta>
</office:document-meta>
</file>